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9924"/>
    </style:style>
    <style:style style:name="P2" style:family="paragraph" style:parent-style-name="Standard">
      <style:text-properties officeooo:rsid="000f9924" officeooo:paragraph-rsid="000f9924"/>
    </style:style>
    <style:style style:name="P3" style:family="paragraph" style:parent-style-name="Standard">
      <style:text-properties officeooo:rsid="00116879" officeooo:paragraph-rsid="00116879"/>
    </style:style>
    <style:style style:name="P4" style:family="paragraph" style:parent-style-name="Standard">
      <style:text-properties officeooo:rsid="0012e264" officeooo:paragraph-rsid="0012e264"/>
    </style:style>
    <style:style style:name="T1" style:family="text">
      <style:text-properties officeooo:rsid="0012e2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l <text:span text:style-name="T1">file</text:span> scriptes1.m approssimo a più volte le tre soluzioni dell’equazione data,</text:p>
      <text:p text:style-name="P2">nel primo caso (dopo aver verificato l’effettiva presenza delle soluzioni col teorema di Bolzano) ho approssimato le soluzioni utilizzando il metodo di Newton-Raphson partendo dai punti medi degli intervalli dati. In tutti e tre i casi il metodo di N-R converge molto rapidamente raggiungendo la precisione di macchina in 4, 4 e 6 iterazioni rispettivamente.</text:p>
      <text:p text:style-name="P2">In particolare, nel caso della prima soluzione presa in esame (csi 1) l’errore vero (calcolato come la differenza tra la mia approssimazione e quella fornita dalla funzione fzero di MatLab) è 0, suggerendo che il solo uso del metodo di N-R giunge al medesimo numero di macchina della funzione più complessa fornita dalla libreria.</text:p>
      <text:p text:style-name="P3">Invocando la funzione per calcolare le soluzioni con il metodo di Steffensen presenta risultati simili, con la differenza che, nel caso di csi1, riesce a raggiungere una precisione accettabile in 3 iterazioni, una in meno di Newton.</text:p>
      <text:p text:style-name="P3">L’utilizzo del metodo del punto fisso, invece, ha presentato una situazione molto meno lineare: innanzitutto il metodo non converge nel secondo intervallo preso in esame, <text:span text:style-name="T1">rendendo quindi impossibile approssimare csi 2 con questo strumento ed inoltre,</text:span> nel primo <text:span text:style-name="T1">intervallo, </text:span>converge <text:span text:style-name="T1">molto lentamente, infatti fuoriesce</text:span> dai limiti di iterazioni massime concesse prima di raggiungere una precisione soddisfacente <text:span text:style-name="T1">fermandosi a 10^-6</text:span>. <text:span text:style-name="T1">Il terzo intervallo invece converge, ma comunque necessita di ben 21 iterazioni per soddisfare il criterio di stop e l’errore vero rimane dell’ordine di 10^-13, lontano dalla precisione di macchina.</text:span></text:p>
      <text:p text:style-name="P4">Nel secondo file, scriptes2, il metodo di Aitken produce dei risultati comparabili con quelli di Newton, ottenendo un’alta precisione (10^-17) in sole 4 iterazioni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9T22:08:52.485000000</meta:creation-date>
    <dc:date>2023-04-19T22:41:10.677000000</dc:date>
    <meta:editing-duration>PT9M57S</meta:editing-duration>
    <meta:editing-cycles>1</meta:editing-cycles>
    <meta:document-statistic meta:table-count="0" meta:image-count="0" meta:object-count="0" meta:page-count="1" meta:paragraph-count="6" meta:word-count="271" meta:character-count="1793" meta:non-whitespace-character-count="1528"/>
    <meta:generator>LibreOffice/7.2.2.2$Windows_X86_64 LibreOffice_project/02b2acce88a210515b4a5bb2e46cbfb63fe97d56</meta:generator>
  </office:meta>
</office:document-meta>
</file>